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1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Mono1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style:font-name="Liberation Mono1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Liberation Mono1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2">
          <table:table-cell office:value-type="string" calcext:value-type="string">
            <text:p>DTTOTAL</text:p>
          </table:table-cell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PN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THAENST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STATU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FOEDDTO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KOEN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KOMKOD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AKTKONVN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VEJKOD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HUSNR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ETAGE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SIDEDOE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BNR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ABMRK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TILFDTO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TILFKDTO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FRAFKDTO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FKIRK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FREGSTED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PMHAENST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MO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MORMRK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FAR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FARMRK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UDINDMRK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FORSVMRK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UMHAENST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FSHAENST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CIVST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CIHAENST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AEGTE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POSTNR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POSTTXT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VALGRDTO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BARNMRK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SUPLMRK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KOMFMRK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NOTATMRK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PNRMRK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FMTXT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STILLING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CONVN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BYNVN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STBORGER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FORNVN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EFTERNVN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ADRNVN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STANDADR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LOKAL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 calcext:value-type="string">
            <text:p>INDLAESDTO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TPERSBO</text:p>
          </table:table-cell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PNR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KOMKOD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VEJKOD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HUSN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ETAGE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SIDEDO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NR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TILFDT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RAFDT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RAFKKO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RAFKDT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ILFKDT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HAENST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ANNKO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V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YNV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OKA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PLADR1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PLADR2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PLADR3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PLADR4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PLADR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DTAKTVEJ 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 calcext:value-type="string">
            <text:p>KOMKOD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VEJKOD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VEJADNV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DTPOSTNR 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3"/>
          <table:table-cell table:style-name="ce7" office:value-type="string" calcext:value-type="string">
            <text:p>POSTNR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7" office:value-type="string" calcext:value-type="string">
            <text:p>POSTTXT</text:p>
          </table:table-cell>
          <table:table-cell table:number-columns-repeated="1022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DTUDRIND 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3"/>
          <table:table-cell table:style-name="ce2" office:value-type="string" calcext:value-type="string">
            <text:p>PNR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2" office:value-type="string" calcext:value-type="string">
            <text:p>ANNKOR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2" office:value-type="string" calcext:value-type="string">
            <text:p>UADR1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2" office:value-type="string" calcext:value-type="string">
            <text:p>UADR2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2" office:value-type="string" calcext:value-type="string">
            <text:p>UADR3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2" office:value-type="string" calcext:value-type="string">
            <text:p>UADR4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2" office:value-type="string" calcext:value-type="string">
            <text:p>UADR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DTNAVNE</text:p>
          </table:table-cell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PNR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STATU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HAENS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YTAJDT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NHAENST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FORNVN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EFTERNV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DRNV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YNTX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TPERS</text:p>
          </table:table-cell>
          <table:table-cell table:number-columns-repeated="1023"/>
        </table:table-row>
        <table:table-row table:style-name="ro2">
          <table:table-cell/>
          <table:table-cell table:style-name="ce4" office:value-type="string" calcext:value-type="string">
            <text:p>PNR 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FOEDDTO </text:p>
          </table:table-cell>
          <table:table-cell table:number-columns-repeated="1022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2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 style:data-style-name="N2" text:time-value="17:54:46.9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47S</meta:editing-duration>
    <meta:editing-cycles>7</meta:editing-cycles>
    <meta:generator>LibreOffice/4.2.6.3$Windows_x86 LibreOffice_project/3fd416d4c6db7d3204c17ce57a1d70f6e531ee21</meta:generator>
    <dc:date>2014-11-04T18:16:33.446000000</dc:date>
    <meta:document-statistic meta:table-count="3" meta:cell-count="101" meta:object-count="0"/>
    <meta:user-defined meta:name="Info 1"/>
    <meta:user-defined meta:name="Info 2"/>
    <meta:user-defined meta:name="Info 3"/>
    <meta:user-defined meta:name="Info 4"/>
  </office:meta>
</office:document-meta>
</file>